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table:style-name="ce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D</text:p>
          </table:table-cell>
          <table:table-cell table:style-name="ce1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B</text:p>
          </table:table-cell>
          <table:table-cell table:style-name="ce1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4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4:53:32.73060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13T16:03:22.812098617</dc:date>
    <meta:editing-duration>PT1H25M20S</meta:editing-duration>
    <meta:editing-cycles>6</meta:editing-cycles>
    <meta:generator>LibreOffice/25.2.4.3$Linux_X86_64 LibreOffice_project/33e196637044ead23f5c3226cde09b47731f7e27</meta:generator>
    <meta:document-statistic meta:table-count="1" meta:cell-count="100" meta:object-count="0"/>
  </office:meta>
</office:document-meta>
</file>